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text:style-name="WW_CharLFO1LVL1" style:num-prefix="[" style:num-suffix="]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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  <style:text-properties style:font-name="Symbol"/>
      </text:list-level-style-bullet>
    </text:list-style>
    <text:list-style style:name="LFO12">
      <text:list-level-style-number text:level="1" text:style-name="WW_CharLFO12LVL1" style:num-prefix="[" style:num-suffix="]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text:style-name="WW_CharLFO13LVL1" style:num-prefix="[" style:num-suffix="]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0">
      <text:list-level-style-bullet text:level="1" text:style-name="WW_CharLFO30LVL1" text:bullet-char="">
        <style:list-level-properties text:space-before="0.2812in" text:min-label-width="0.25in" text:list-level-position-and-space-mode="label-alignment">
          <style:list-level-label-alignment text:label-followed-by="listtab" fo:margin-left="0.5312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812in" text:min-label-width="0.25in" text:list-level-position-and-space-mode="label-alignment">
          <style:list-level-label-alignment text:label-followed-by="listtab" fo:margin-left="1.0312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812in" text:min-label-width="0.25in" text:list-level-position-and-space-mode="label-alignment">
          <style:list-level-label-alignment text:label-followed-by="listtab" fo:margin-left="1.5312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7812in" text:min-label-width="0.25in" text:list-level-position-and-space-mode="label-alignment">
          <style:list-level-label-alignment text:label-followed-by="listtab" fo:margin-left="2.0312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2812in" text:min-label-width="0.25in" text:list-level-position-and-space-mode="label-alignment">
          <style:list-level-label-alignment text:label-followed-by="listtab" fo:margin-left="2.5312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7812in" text:min-label-width="0.25in" text:list-level-position-and-space-mode="label-alignment">
          <style:list-level-label-alignment text:label-followed-by="listtab" fo:margin-left="3.0312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2812in" text:min-label-width="0.25in" text:list-level-position-and-space-mode="label-alignment">
          <style:list-level-label-alignment text:label-followed-by="listtab" fo:margin-left="3.5312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7812in" text:min-label-width="0.25in" text:list-level-position-and-space-mode="label-alignment">
          <style:list-level-label-alignment text:label-followed-by="listtab" fo:margin-left="4.0312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2812in" text:min-label-width="0.25in" text:list-level-position-and-space-mode="label-alignment">
          <style:list-level-label-alignment text:label-followed-by="listtab" fo:margin-left="4.5312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0312in" text:min-label-width="0.25in" text:list-level-position-and-space-mode="label-alignment">
          <style:list-level-label-alignment text:label-followed-by="listtab" fo:margin-left="0.2812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5312in" text:min-label-width="0.25in" text:list-level-position-and-space-mode="label-alignment">
          <style:list-level-label-alignment text:label-followed-by="listtab" fo:margin-left="0.7812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0312in" text:min-label-width="0.25in" text:list-level-position-and-space-mode="label-alignment">
          <style:list-level-label-alignment text:label-followed-by="listtab" fo:margin-left="1.2812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5312in" text:min-label-width="0.25in" text:list-level-position-and-space-mode="label-alignment">
          <style:list-level-label-alignment text:label-followed-by="listtab" fo:margin-left="1.7812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0312in" text:min-label-width="0.25in" text:list-level-position-and-space-mode="label-alignment">
          <style:list-level-label-alignment text:label-followed-by="listtab" fo:margin-left="2.2812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5312in" text:min-label-width="0.25in" text:list-level-position-and-space-mode="label-alignment">
          <style:list-level-label-alignment text:label-followed-by="listtab" fo:margin-left="2.7812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0312in" text:min-label-width="0.25in" text:list-level-position-and-space-mode="label-alignment">
          <style:list-level-label-alignment text:label-followed-by="listtab" fo:margin-left="3.2812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5312in" text:min-label-width="0.25in" text:list-level-position-and-space-mode="label-alignment">
          <style:list-level-label-alignment text:label-followed-by="listtab" fo:margin-left="3.7812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0312in" text:min-label-width="0.25in" text:list-level-position-and-space-mode="label-alignment">
          <style:list-level-label-alignment text:label-followed-by="listtab" fo:margin-left="4.2812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0.9006in"/>
    </style:style>
    <style:style style:name="TableColumn3" style:family="table-column">
      <style:table-column-properties style:column-width="2.1541in"/>
    </style:style>
    <style:style style:name="TableColumn4" style:family="table-column">
      <style:table-column-properties style:column-width="2.8506in"/>
    </style:style>
    <style:style style:name="Table1" style:family="table" style:master-page-name="MPF0">
      <style:table-properties style:width="5.9055in" fo:margin-left="0in" table:align="left"/>
    </style:style>
    <style:style style:name="TableRow5" style:family="table-row">
      <style:table-row-properties style:min-row-height="0.3395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9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0" style:family="table-cell">
      <style:table-cell-properties fo:border="none" style:writing-mode="lr-tb" fo:padding-top="0in" fo:padding-left="0in" fo:padding-bottom="0in" fo:padding-right="0in"/>
    </style:style>
    <style:style style:name="T11" style:parent-style-name="Značkapozn.podčarou" style:family="text">
      <style:text-properties fo:font-weight="normal" style:font-weight-asian="normal" style:use-window-font-color="true" style:text-position="0% 100%" fo:font-size="9pt" style:font-size-asian="9pt"/>
    </style:style>
    <style:style style:name="T12" style:parent-style-name="Standardnípísmoodstavce" style:family="text">
      <style:text-properties fo:font-weight="bold" style:font-weight-asian="bold"/>
    </style:style>
    <style:style style:name="T13" style:parent-style-name="Značkapozn.podčarou" style:family="text">
      <style:text-properties fo:font-weight="normal" style:font-weight-asian="normal" style:use-window-font-color="true" style:text-position="0% 100%" fo:font-size="9pt" style:font-size-asian="9pt"/>
    </style:style>
    <style:style style:name="T14" style:parent-style-name="Standardnípísmoodstavce" style:family="text">
      <style:text-properties fo:language="cs" fo:country="CZ"/>
    </style:style>
    <style:style style:name="T15" style:parent-style-name="Standardnípísmoodstavce" style:family="text">
      <style:text-properties fo:language="cs" fo:country="CZ"/>
    </style:style>
    <style:style style:name="T16" style:parent-style-name="Standardnípísmoodstavce" style:family="text">
      <style:text-properties fo:language="cs" fo:country="CZ"/>
    </style:style>
    <style:style style:name="T17" style:parent-style-name="Značkapozn.podčarou" style:family="text">
      <style:text-properties fo:font-weight="normal" style:font-weight-asian="normal" style:use-window-font-color="true" style:text-position="0% 100%" fo:font-size="9pt" style:font-size-asian="9pt"/>
    </style:style>
    <style:style style:name="T18" style:parent-style-name="Standardnípísmoodstavce" style:family="text">
      <style:text-properties fo:language="cs" fo:country="CZ"/>
    </style:style>
    <style:style style:name="T19" style:parent-style-name="Standardnípísmoodstavce" style:family="text">
      <style:text-properties fo:language="cs" fo:country="CZ"/>
    </style:style>
    <style:style style:name="T20" style:parent-style-name="Standardnípísmoodstavce" style:family="text">
      <style:text-properties fo:language="cs" fo:country="CZ"/>
    </style:style>
    <style:style style:name="T21" style:parent-style-name="Standardnípísmoodstavce" style:family="text">
      <style:text-properties fo:language="cs" fo:country="CZ"/>
    </style:style>
    <style:style style:name="T22" style:parent-style-name="Standardnípísmoodstavce" style:family="text">
      <style:text-properties fo:language="cs" fo:country="CZ"/>
    </style:style>
    <style:style style:name="T23" style:parent-style-name="Značkapozn.podčarou" style:family="text">
      <style:text-properties fo:font-weight="normal" style:font-weight-asian="normal" style:use-window-font-color="true" style:text-position="0% 100%" fo:font-size="9pt" style:font-size-asian="9pt"/>
    </style:style>
    <style:style style:name="T24" style:parent-style-name="Standardnípísmoodstavce" style:family="text">
      <style:text-properties fo:language="cs" fo:country="CZ"/>
    </style:style>
    <style:style style:name="T25" style:parent-style-name="Standardnípísmoodstavce" style:family="text">
      <style:text-properties fo:language="cs" fo:country="CZ"/>
    </style:style>
    <style:style style:name="T26" style:parent-style-name="Značkapozn.podčarou" style:family="text">
      <style:text-properties fo:font-weight="normal" style:font-weight-asian="normal" style:use-window-font-color="true" style:text-position="0% 100%" fo:font-size="9pt" style:font-size-asian="9pt"/>
    </style:style>
    <style:style style:name="T27" style:parent-style-name="Standardnípísmoodstavce" style:family="text">
      <style:text-properties fo:language="cs" fo:country="CZ"/>
    </style:style>
    <style:style style:name="T28" style:parent-style-name="Standardnípísmoodstavce" style:family="text">
      <style:text-properties fo:language="cs" fo:country="CZ"/>
    </style:style>
    <style:style style:name="T29" style:parent-style-name="Standardnípísmoodstavce" style:family="text">
      <style:text-properties fo:language="cs" fo:country="CZ"/>
    </style:style>
    <style:style style:name="T30" style:parent-style-name="Značkapozn.podčarou" style:family="text">
      <style:text-properties fo:font-weight="normal" style:font-weight-asian="normal" style:use-window-font-color="true" style:text-position="0% 100%" fo:font-size="9pt" style:font-size-asian="9pt"/>
    </style:style>
    <style:style style:name="T31" style:parent-style-name="Standardnípísmoodstavce" style:family="text">
      <style:text-properties fo:language="cs" fo:country="CZ"/>
    </style:style>
    <style:style style:name="T32" style:parent-style-name="Standardnípísmoodstavce" style:family="text">
      <style:text-properties fo:language="cs" fo:country="CZ"/>
    </style:style>
    <style:style style:name="T33" style:parent-style-name="Standardnípísmoodstavce" style:family="text">
      <style:text-properties fo:language="cs" fo:country="CZ"/>
    </style:style>
    <style:style style:name="T34" style:parent-style-name="Standardnípísmoodstavce" style:family="text">
      <style:text-properties fo:font-weight="bold" style:font-weight-asian="bold"/>
    </style:style>
    <style:style style:name="T35" style:parent-style-name="Standardnípísmoodstavce" style:family="text">
      <style:text-properties fo:font-weight="bold" style:font-weight-asian="bold"/>
    </style:style>
    <style:style style:name="T36" style:parent-style-name="Standardnípísmoodstavce" style:family="text">
      <style:text-properties fo:font-weight="bold" style:font-weight-asian="bold"/>
    </style:style>
    <style:style style:name="T37" style:parent-style-name="Standardnípísmoodstavce" style:family="text">
      <style:text-properties fo:font-weight="bold" style:font-weight-asian="bold"/>
    </style:style>
    <style:style style:name="T38" style:parent-style-name="Standardnípísmoodstavce" style:family="text">
      <style:text-properties fo:font-weight="bold" style:font-weight-asian="bold"/>
    </style:style>
    <style:style style:name="T39" style:parent-style-name="Standardnípísmoodstavce" style:family="text">
      <style:text-properties fo:font-weight="bold" style:font-weight-asian="bold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Sp. zn.</text:p>
            <text:p text:style-name="Normální">Č. j.</text:p>
            <text:p text:style-name="Normální">Datum</text:p>
          </table:table-cell>
          <table:table-cell table:style-name="TableCell9">
            <text:p text:style-name="Normální">4141/2019/VOP/OK</text:p>
            <text:p text:style-name="Normální">KVOP-18919/2020</text:p>
            <text:p text:style-name="Normální">16.<text:s/>června<text:s/>2020</text:p>
          </table:table-cell>
          <table:table-cell table:style-name="TableCell10">
            <text:p text:style-name="Normální"/>
            <text:p text:style-name="Normální"/>
            <text:p text:style-name="Normální">Vážený pan</text:p>
            <text:p text:style-name="Normální">A.</text:p>
            <text:p text:style-name="Normální">nar.<text:s/>xxx</text:p>
            <text:p text:style-name="Normální">Věznice Nové Sedlo</text:p>
            <text:p text:style-name="Normální">Hlavní 2</text:p>
            <text:p text:style-name="Normální">438 01<text:s text:c="2"/>Žatec</text:p>
          </table:table-cell>
        </table:table-row>
      </table:table>
      <text:p text:style-name="Základnítext"/>
      <text:p text:style-name="Základnítext"/>
      <text:p text:style-name="Základnítext">Vážený pane<text:s/>A.,</text:p>
      <text:p text:style-name="Základnítext">z pověření veřejného ochránce práv JUDr. Stanislava Křečka, který<text:s/>na mě přenesl některé oblasti své působnosti<text:span text:style-name="Značkapozn.podčarou"><text:note text:note-class="footnote" text:id="_ftn0"><text:note-citation>1</text:note-citation><text:note-body><text:p text:style-name="Textpozn.podčarou"><text:s/><text:span text:style-name="T11"><text:tab/></text:span>Podle ustanovení<text:s/>§ 2 odst. 4 zákona<text:s/>č. 349/1999 Sb.,<text:s/>o veřejném ochránci práv,<text:s/>ve znění pozdějších předpisů.</text:p></text:note-body></text:note></text:span>,<text:s/>mimo jiné<text:s/>i agendu vězeňství, jsem<text:s/>prošetřila Váš podnět.<text:s/>V něm<text:s/>jste si stěžoval<text:s/>na zamítnutí<text:s/>své<text:s/>žádosti<text:s/>o přemístění<text:s/>do Vazební věznice Praha-Pankrác. Dále jste vznesl stížnost, že Vám<text:s/>ve Věznici Nové Sedlo<text:s/>není poskytována žlučníková dieta. Obě věznice byly vyzvány<text:s/>k vyjádření<text:s/>a zaslání potřebné dokumentace.</text:p>
      <text:p text:style-name="Základnítext">Na základě získaných podkladů jsem<text:s/>v postupu obou věznic<text:s/><text:span text:style-name="T12">neshledala pochybení</text:span>.<text:s/>Přijměte prosím níže uvedené vysvětlení.</text:p>
      <text:p text:style-name="Základnítext">Ve věci neposkytování žlučníkové diety<text:s/>se ředitel Věznice Nové Sedlo plk. Mgr. Miroslav Špalek vyjádřil,<text:span text:style-name="Značkapozn.podčarou"><text:note text:note-class="footnote" text:id="_ftn1"><text:note-citation>2</text:note-citation><text:note-body><text:p text:style-name="Textpozn.podčarou"><text:s/><text:span text:style-name="T13"><text:tab/></text:span><text:span text:style-name="T14">Vyjádření ředitele Věznice Nové Sedlo plk. Mgr. Miroslava Špalka, č. j.<text:s/></text:span><text:span text:style-name="T15">xxx</text:span><text:span text:style-name="T16">.</text:span></text:p></text:note-body></text:note></text:span><text:s/>že<text:s/>ve Vaší<text:s/>zdravotnické dokumentaci nebyl žádný záznam, který by přiznání této léčebné výživy indikoval. Proto jste následně<text:s/>podstoupil vyšetření<text:s/>ve zdravotnickém zařízení. To<text:s/>však žlučníkové<text:s/>kameny nepotvrdilo,<text:span text:style-name="Značkapozn.podčarou"><text:note text:note-class="footnote" text:id="_ftn2"><text:note-citation>3</text:note-citation><text:note-body><text:p text:style-name="Textpozn.podčarou"><text:s/><text:span text:style-name="T17"><text:tab/></text:span><text:span text:style-name="T18">Lékařská zpráva ze dne 11. července 2019 vyhotovená MUD</text:span><text:span text:style-name="T19">r</text:span><text:span text:style-name="T20">.<text:s/></text:span><text:span text:style-name="T21">B.</text:span><text:span text:style-name="T22">, Nemocnice Kadaň, s. r. o.</text:span></text:p></text:note-body></text:note></text:span><text:s/>a proto Vám<text:s/>lékař věznice danou dietu nestanovil.<text:s/>I přesto jste se<text:s/>údajně<text:s/>dožadoval žlučníkové diety.<text:s/>Z toho<text:s/>důvodu<text:s/>s Vámi provedla nutriční terapeutka pohovor,<text:s/>ve kterém<text:s/>Vám důvod nepřiznání diety vysvětlila.<text:s/>Z dokumentace je patrné, že jste byl<text:s/>na přítomnost žlučníkových kamenů vyšetřen<text:s/>a celá situace byla<text:s/>s Vámi podrobně konzultována.<text:s/>Ve výše popsaném postupu Věznice Nové Sedlo tak neshledávám pochybení. Co se týče samotné žlučníkové diety, podle vnitřních předpisů vězeňské služby rozhoduje<text:s/>o přiznání léčebné<text:s/>diety<text:s/>ošetřující<text:s/>lékař,<text:span text:style-name="Značkapozn.podčarou"><text:note text:note-class="footnote" text:id="_ftn3"><text:note-citation>4</text:note-citation><text:note-body><text:p text:style-name="Textpozn.podčarou"><text:s/><text:span text:style-name="T23"><text:tab/></text:span><text:span text:style-name="T24">Ustanovení § 30 odst. </text:span><text:span text:style-name="T25">2 a ustanovení § 31 nařízení generálního ředitele Vězeňské služby České republiky č. 30/2014, o stravování ve Vězeňské službě České republiky.</text:span></text:p></text:note-body></text:note></text:span><text:s/>a to<text:s/>na základě zhodnocení aktuálního zdravotního stavu.<text:span text:style-name="Značkapozn.podčarou"><text:note text:note-class="footnote" text:id="_ftn4"><text:note-citation>5</text:note-citation><text:note-body><text:p text:style-name="Textpozn.podčarou"><text:s/><text:span text:style-name="T26"><text:tab/></text:span><text:span text:style-name="T27">Ustanovení § 6 odst. 1 nařízení generálního ředitele Vězeň</text:span><text:span text:style-name="T28">ské služby České republiky č. 7/2015</text:span><text:span text:style-name="T29">, o léčebné výživě a nutričních terapeutech ve Vězeňské službě České republiky.</text:span></text:p></text:note-body></text:note></text:span><text:s/>Toto medicínské rozhodnutí nejsem oprávněna posuzovat,<text:s/>a proto také nebylo předmětem šetření.</text:p>
      <text:soft-page-break/>
      <text:p text:style-name="Základnítext">V případě, že nesouhlasíte s rozhodnutím lékaře věznice, který Vám žlučníkovou dietu nepředepsal, můžete<text:s/>zaslat písemnou stížnost řediteli<text:s/>Věznice<text:s/>Nové Sedlo.<text:span text:style-name="Značkapozn.podčarou"><text:note text:note-class="footnote" text:id="_ftn5"><text:note-citation>6</text:note-citation><text:note-body><text:p text:style-name="Textpozn.podčarou"><text:s/>Stížnosti na zdravotní péči podle zákona č. 372/2011 Sb., o zdravotních službách a podmínkách jejich poskytování, ve znění pozdějších předpisů, vyřizuje právě ředitel dotčené věznice.</text:p></text:note-body></text:note></text:span><text:s/>Pokud s vyřízením stížnosti nebudete<text:s/>spokojen,<text:s/>můžete se následně<text:s/>obrátit na Ministerstvo spravedlnosti.<text:span text:style-name="Značkapozn.podčarou"><text:note text:note-class="footnote" text:id="_ftn6"><text:note-citation>7</text:note-citation><text:note-body><text:p text:style-name="Textpozn.podčarou"><text:s/>Ustanovení § 93 odst. 2 zákona o zdravotních službách.</text:p></text:note-body></text:note></text:span><text:s/>Ve stížnosti<text:s/>ministerstvu<text:s/>je třeba uvést, proč<text:s/>nesouhlasíte<text:s/>s tím, jak stížnost vyřídila Vězeňská služba České republiky. V případě, že byste byl nespokojen i s vyřízením stížnosti ze strany ministerstva, mohu se<text:s/>jeho postupem rovněž zabývat, ale<text:s/>pouze v tom rozsahu, zda se ministerstvo vypořádalo se všemi body Vaší stížnosti, a to srozumitelným, vyčerpávajícím a přesvědčivým způsobem, a zda stížnost vyřídilo ve stanovené lhůtě.<text:span text:style-name="Značkapozn.podčarou"><text:note text:note-class="footnote" text:id="_ftn7"><text:note-citation>8</text:note-citation><text:note-body><text:p text:style-name="Textpozn.podčarou"><text:s/>Jednotlivé lhůty jsou upraveny v ustanovení § 94 zákona o zdravotních službách.</text:p></text:note-body></text:note></text:span></text:p>
      <text:p text:style-name="Základnítext">Ohledně Vaší<text:s/>žádosti<text:s/>o přemístění<text:s/>do Vazební věznice Praha-Pankrác<text:s/>Vám sděluji, že<text:s/>její<text:s/>ředitel plk. Mgr. Pavel Dresler vydal nedoporučující stanovisko<text:s/>k Vašemu přemístění,<text:s/>a to<text:s/>z důvodu<text:s/>nemožnosti<text:s/>Vašeho<text:s/>pracovního zařazení. Vazební věznice<text:s/>byla vyzvána<text:s/>k bližší konkretizaci.<text:s/>Plk. Mgr. Pavel Kalabza,<text:s/>1. zástupce ředitele Vazební věznice Praha-Pankrác,<text:s/>se vyjádřil,<text:s/>že<text:s/>jste<text:s/>absolvoval<text:s/>kurz holič. Vzhledem<text:s/>k tomu, že vazební věznice má<text:s/>od ledna 2019 tuto pozici stabilně obsazenou odsouzeným, kterému<text:s/>končí<text:s/>trest<text:s/>v prosinci roku 2021, nebylo toto přemístění doporučeno<text:s/>a následně ani schváleno.<text:span text:style-name="Značkapozn.podčarou"><text:note text:note-class="footnote" text:id="_ftn8"><text:note-citation>9</text:note-citation><text:note-body><text:p text:style-name="Textpozn.podčarou"><text:s/><text:span text:style-name="T30"><text:tab/></text:span><text:span text:style-name="T31">Vyjádření 1. zástupce Vazební věznice Praha-Pankrác plk. Mgr. Pavla Kalabzy, č. j.<text:s/></text:span><text:span text:style-name="T32">xxx</text:span><text:span text:style-name="T33">.</text:span></text:p></text:note-body></text:note></text:span></text:p>
      <text:p text:style-name="Základnítext">Z<text:s/>jiných šetření je mi známo, že<text:s/>do Vazební věznice Praha-Pankrác se zaměstnatelných vězňů hlásí měsíčně několik desítek, přičemž je vyhověno jen zlomku<text:s/>z nich, neboť věznice<text:s/>je<text:s/>schopna většinu<text:s/>pracovních míst pokrýt<text:s/>z řad vlastních odsouzených. Žádosti jsou tak schvalovány převážně specifickým profesím či profesím, kterých je nedostatek.<text:s/>Šetřením<text:s/>bylo<text:s/>dále<text:s/>zjištěno, že<text:s/>v daném<text:s/>období bylo<text:s/>ve věznici oddělení<text:s/>s ostrahou<text:s/>s vysokým stupněm zabezpečení naplněno<text:s/>na 115,82<text:s/>%, tudíž nebyla reálná možnost Vás<text:s/>do věznice přemístit.</text:p>
      <text:p text:style-name="Základnítext">Doporučuji Vám<text:s/>zvážit podání žádosti<text:s/>o přemístění<text:s/>i do jiných věznic<text:s/>v cílovém regionu. Informace<text:s/>o možných cílových věznicích by Vám měl poskytnout Váš kmenový vychovatel.<text:s/><text:span text:style-name="T34">Upozorňuji Vás však</text:span><text:span text:style-name="T35"><text:s/>na </text:span><text:span text:style-name="T36">to, že přemisťování může být</text:span><text:span text:style-name="T37"><text:s/>v </text:span><text:span text:style-name="T38">době pandemie viru COVID-19 výrazně omezeno</text:span><text:span text:style-name="T39">, ne-li úplně zastaveno.</text:span></text:p>
      <text:p text:style-name="Základnítext">Šetření tak končím podle<text:s/>§ 17 zákona<text:s/>o veřejném ochránci práv.<text:s/>O svých závěrech jsem obdobně vyrozuměla také Věznici Nové Sedlo<text:s/>a Vazební věznici Praha-Pankrác.</text:p>
      <text:p text:style-name="Základnítext">S<text:s/>přátelským<text:s/>pozdravem</text:p>
      <text:p text:style-name="Základnítext"/>
      <text:p text:style-name="Základnítext"/>
      <text:p text:style-name="podpis">Mgr. Monika Šimůnková</text:p>
      <text:p text:style-name="podpis">zástupkyně veřejného ochránce práv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Značkapozn.podčarou" style:display-name="Značka pozn. pod čarou" style:family="text">
      <style:text-properties style:font-name="Calibri" fo:font-weight="bold" style:font-weight-asian="bold" fo:font-style="normal" style:font-style-asian="normal" style:text-line-through-type="none" fo:color="#008576" style:text-position="super 65.2%" fo:font-size="11.5pt" style:font-size-asian="11.5pt"/>
    </style:style>
    <style:style style:name="Hypertextovýodkaz" style:display-name="Hypertextový odkaz" style:family="text">
      <style:text-properties style:font-name="Calibri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font-weight="normal" style:font-weight-asian="normal" style:font-weight-complex="normal" fo:font-style="normal" style:font-style-asian="normal" style:font-style-complex="normal" style:text-line-through-type="none" fo:color="#808000" fo:font-size="11pt" style:font-size-asian="11pt" style:font-size-complex="11pt" style:text-underline-type="none"/>
    </style:style>
    <style:style style:name="Silné" style:display-name="Silné" style:family="text">
      <style:text-properties fo:font-weight="bold" style:font-weight-asian="bold" style:font-weight-complex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Nadpis5Char" style:display-name="Nadpis 5 Char" style:family="text">
      <style:text-properties style:font-name="Calibri" fo:font-weight="bold" style:font-weight-asian="bold" style:font-weight-complex="bold" fo:font-style="italic" style:font-style-asian="italic" style:font-style-complex="italic" fo:font-size="13pt" style:font-size-asian="13pt" style:font-size-complex="13pt"/>
    </style:style>
    <style:style style:name="Zdůraznění" style:display-name="Zdůraznění" style:family="text">
      <style:text-properties fo:font-style="italic" style:font-style-asian="italic" style:font-style-complex="italic"/>
    </style:style>
    <style:style style:name="ZákladnítextChar" style:display-name="Základní text Char" style:family="text" style:parent-style-name="Standardnípísmoodstavce">
      <style:text-properties style:font-name="Calibri" fo:font-size="11.5pt" style:font-size-asian="11.5pt" style:font-size-complex="12pt"/>
    </style:style>
    <style:style style:name="Textpozn.podčarouChar" style:display-name="Text pozn. pod čarou Char" style:family="text">
      <style:text-properties style:font-name="Calibri" fo:font-size="9pt" style:font-size-asian="9pt" style:font-size-complex="9pt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Nadpis1Char" style:display-name="Nadpis 1 Char" style:family="text">
      <style:text-properties style:font-name="Calibri" fo:font-weight="bold" style:font-weight-asian="bold" fo:color="#008576" fo:font-size="12pt" style:font-size-asian="12pt" style:font-size-complex="13pt"/>
    </style:style>
    <style:style style:name="Seznam" style:display-name="Seznam" style:family="paragraph" style:parent-style-name="Normální" style:list-style-name="LFO16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hlavíChar" style:display-name="Záhlaví Char" style:family="text">
      <style:text-properties fo:font-size="12pt" style:font-size-asian="12pt" style:font-size-complex="12pt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>
      <style:text-properties fo:font-size="12pt" style:font-size-asian="12pt" style:font-size-complex="12pt"/>
    </style:style>
    <style:style style:name="Číslovanýseznam" style:display-name="Číslovaný seznam" style:family="paragraph" style:parent-style-name="Normální" style:list-style-name="LFO18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>
      <style:text-properties fo:font-size="8pt" style:font-size-asian="8pt" style:font-size-complex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/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>
      <style:text-properties fo:font-weight="bold" style:font-weight-asian="bold" style:font-weight-complex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fo:font-size="11pt" style:font-size-asian="11pt" style:font-size-complex="12pt"/>
    </style:style>
    <style:style style:name="E" style:family="paragraph">
      <style:text-properties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style:font-name-asian="Calibri"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asian="Calibri" fo:font-size="11pt" style:font-size-asian="11pt" style:font-size-complex="11pt"/>
    </style:style>
    <style:style style:name="Default" style:display-name="Default" style:family="paragraph">
      <style:paragraph-properties style:text-autospace="none"/>
      <style:text-properties style:font-name="Calibri" style:font-name-complex="Calibri" fo:color="#000000" fo:font-size="12pt" style:font-size-asian="12pt" style:font-size-complex="12pt" fo:hyphenate="false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="Arial" fo:font-weight="normal" style:font-weight-asian="normal" fo:font-style="normal" style:font-style-asian="normal" fo:font-size="12pt" style:font-size-asian="12pt"/>
    </style:style>
    <style:style style:name="WW_CharLFO6LVL1" style:family="text">
      <style:text-properties fo:font-weight="bold" style:font-weight-asian="bold"/>
    </style:style>
    <style:style style:name="WW_CharLFO7LVL1" style:family="text">
      <style:text-properties style:font-name="Symbol"/>
    </style:style>
    <style:style style:name="WW_CharLFO8LVL1" style:family="text">
      <style:text-properties style:font-name="Symbol"/>
    </style:style>
    <style:style style:name="WW_CharLFO9LVL1" style:family="text">
      <style:text-properties style:font-name="Symbol"/>
    </style:style>
    <style:style style:name="WW_CharLFO10LVL1" style:family="text">
      <style:text-properties style:font-name="Symbol"/>
    </style:style>
    <style:style style:name="WW_CharLFO11LVL1" style:family="text">
      <style:text-properties style:font-name="Symbol"/>
    </style:style>
    <style:style style:name="WW_CharLFO12LVL1" style:family="text">
      <style:text-properties style:font-name="Arial" fo:font-weight="normal" style:font-weight-asian="normal" fo:font-style="normal" style:font-style-asian="normal" fo:font-size="12pt" style:font-size-asian="12pt"/>
    </style:style>
    <style:style style:name="WW_CharLFO13LVL1" style:family="text">
      <style:text-properties fo:font-size="12pt" style:font-size-asian="12pt"/>
    </style:style>
    <style:style style:name="WW_CharLFO16LVL1" style:family="text">
      <style:text-properties style:font-name="Wingdings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text:list-style style:name="LFO16">
      <text:list-level-style-bullet text:level="1" text:style-name="WW_CharLFO16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8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 style:text-emphasize="none"/>
    </style:style>
    <text:list-style style:name="LFO18">
      <text:list-level-style-number text:level="1" text:style-name="WW_CharLFO1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0LVL1" style:family="text">
      <style:text-properties style:font-name="Symbol"/>
    </style:style>
    <style:style style:name="WW_CharLFO30LVL2" style:family="text">
      <style:text-properties style:font-name="Courier New" style:font-name-complex="Courier New"/>
    </style:style>
    <style:style style:name="WW_CharLFO30LVL3" style:family="text">
      <style:text-properties style:font-name="Wingdings"/>
    </style:style>
    <style:style style:name="WW_CharLFO30LVL4" style:family="text">
      <style:text-properties style:font-name="Symbol"/>
    </style:style>
    <style:style style:name="WW_CharLFO30LVL5" style:family="text">
      <style:text-properties style:font-name="Courier New" style:font-name-complex="Courier New"/>
    </style:style>
    <style:style style:name="WW_CharLFO30LVL6" style:family="text">
      <style:text-properties style:font-name="Wingdings"/>
    </style:style>
    <style:style style:name="WW_CharLFO30LVL7" style:family="text">
      <style:text-properties style:font-name="Symbol"/>
    </style:style>
    <style:style style:name="WW_CharLFO30LVL8" style:family="text">
      <style:text-properties style:font-name="Courier New" style:font-name-complex="Courier New"/>
    </style:style>
    <style:style style:name="WW_CharLFO30LVL9" style:family="text">
      <style:text-properties style:font-name="Wingdings"/>
    </style:style>
    <style:style style:name="WW_CharLFO31LVL1" style:family="text">
      <style:text-properties style:font-name="Symbol" style:font-name-asian="Times New Roman" style:font-name-complex="Times New Roman"/>
    </style:style>
    <style:style style:name="WW_CharLFO31LVL2" style:family="text">
      <style:text-properties style:font-name="Courier New" style:font-name-complex="Courier New"/>
    </style:style>
    <style:style style:name="WW_CharLFO31LVL3" style:family="text">
      <style:text-properties style:font-name="Wingdings"/>
    </style:style>
    <style:style style:name="WW_CharLFO31LVL4" style:family="text">
      <style:text-properties style:font-name="Symbol"/>
    </style:style>
    <style:style style:name="WW_CharLFO31LVL5" style:family="text">
      <style:text-properties style:font-name="Courier New" style:font-name-complex="Courier New"/>
    </style:style>
    <style:style style:name="WW_CharLFO31LVL6" style:family="text">
      <style:text-properties style:font-name="Wingdings"/>
    </style:style>
    <style:style style:name="WW_CharLFO31LVL7" style:family="text">
      <style:text-properties style:font-name="Symbol"/>
    </style:style>
    <style:style style:name="WW_CharLFO31LVL8" style:family="text">
      <style:text-properties style:font-name="Courier New" style:font-name-complex="Courier New"/>
    </style:style>
    <style:style style:name="WW_CharLFO31LVL9" style:family="text">
      <style:text-properties style:font-name="Wingdings"/>
    </style:style>
    <style:style style:name="WW_CharLFO32LVL1" style:family="text">
      <style:text-properties style:font-name="Symbol"/>
    </style:style>
    <style:style style:name="WW_CharLFO32LVL2" style:family="text">
      <style:text-properties style:font-name="Courier New" style:font-name-complex="Courier New"/>
    </style:style>
    <style:style style:name="WW_CharLFO32LVL3" style:family="text">
      <style:text-properties style:font-name="Wingdings"/>
    </style:style>
    <style:style style:name="WW_CharLFO32LVL4" style:family="text">
      <style:text-properties style:font-name="Symbol"/>
    </style:style>
    <style:style style:name="WW_CharLFO32LVL5" style:family="text">
      <style:text-properties style:font-name="Courier New" style:font-name-complex="Courier New"/>
    </style:style>
    <style:style style:name="WW_CharLFO32LVL6" style:family="text">
      <style:text-properties style:font-name="Wingdings"/>
    </style:style>
    <style:style style:name="WW_CharLFO32LVL7" style:family="text">
      <style:text-properties style:font-name="Symbol"/>
    </style:style>
    <style:style style:name="WW_CharLFO32LVL8" style:family="text">
      <style:text-properties style:font-name="Courier New" style:font-name-complex="Courier New"/>
    </style:style>
    <style:style style:name="WW_CharLFO32LVL9" style:family="text">
      <style:text-properties style:font-name="Wingdings"/>
    </style:style>
    <style:style style:name="WW_CharLFO33LVL1" style:family="text">
      <style:text-properties style:font-name="Symbol"/>
    </style:style>
    <style:style style:name="WW_CharLFO33LVL2" style:family="text">
      <style:text-properties style:font-name="Courier New" style:font-name-complex="Courier New"/>
    </style:style>
    <style:style style:name="WW_CharLFO33LVL3" style:family="text">
      <style:text-properties style:font-name="Wingdings"/>
    </style:style>
    <style:style style:name="WW_CharLFO33LVL4" style:family="text">
      <style:text-properties style:font-name="Symbol"/>
    </style:style>
    <style:style style:name="WW_CharLFO33LVL5" style:family="text">
      <style:text-properties style:font-name="Courier New" style:font-name-complex="Courier New"/>
    </style:style>
    <style:style style:name="WW_CharLFO33LVL6" style:family="text">
      <style:text-properties style:font-name="Wingdings"/>
    </style:style>
    <style:style style:name="WW_CharLFO33LVL7" style:family="text">
      <style:text-properties style:font-name="Symbol"/>
    </style:style>
    <style:style style:name="WW_CharLFO33LVL8" style:family="text">
      <style:text-properties style:font-name="Courier New" style:font-name-complex="Courier New"/>
    </style:style>
    <style:style style:name="WW_CharLFO3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number text:level="1" text:style-name="WW_CharLFO1LVL1" style:num-prefix="[" style:num-suffix="]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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  <style:text-properties style:font-name="Symbol"/>
      </text:list-level-style-bullet>
    </text:list-style>
    <text:list-style style:name="LFO12">
      <text:list-level-style-number text:level="1" text:style-name="WW_CharLFO12LVL1" style:num-prefix="[" style:num-suffix="]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text:style-name="WW_CharLFO13LVL1" style:num-prefix="[" style:num-suffix="]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0">
      <text:list-level-style-bullet text:level="1" text:style-name="WW_CharLFO30LVL1" text:bullet-char="">
        <style:list-level-properties text:space-before="0.2812in" text:min-label-width="0.25in" text:list-level-position-and-space-mode="label-alignment">
          <style:list-level-label-alignment text:label-followed-by="listtab" fo:margin-left="0.5312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812in" text:min-label-width="0.25in" text:list-level-position-and-space-mode="label-alignment">
          <style:list-level-label-alignment text:label-followed-by="listtab" fo:margin-left="1.0312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812in" text:min-label-width="0.25in" text:list-level-position-and-space-mode="label-alignment">
          <style:list-level-label-alignment text:label-followed-by="listtab" fo:margin-left="1.5312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7812in" text:min-label-width="0.25in" text:list-level-position-and-space-mode="label-alignment">
          <style:list-level-label-alignment text:label-followed-by="listtab" fo:margin-left="2.0312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2812in" text:min-label-width="0.25in" text:list-level-position-and-space-mode="label-alignment">
          <style:list-level-label-alignment text:label-followed-by="listtab" fo:margin-left="2.5312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7812in" text:min-label-width="0.25in" text:list-level-position-and-space-mode="label-alignment">
          <style:list-level-label-alignment text:label-followed-by="listtab" fo:margin-left="3.0312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2812in" text:min-label-width="0.25in" text:list-level-position-and-space-mode="label-alignment">
          <style:list-level-label-alignment text:label-followed-by="listtab" fo:margin-left="3.5312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7812in" text:min-label-width="0.25in" text:list-level-position-and-space-mode="label-alignment">
          <style:list-level-label-alignment text:label-followed-by="listtab" fo:margin-left="4.0312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2812in" text:min-label-width="0.25in" text:list-level-position-and-space-mode="label-alignment">
          <style:list-level-label-alignment text:label-followed-by="listtab" fo:margin-left="4.5312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0312in" text:min-label-width="0.25in" text:list-level-position-and-space-mode="label-alignment">
          <style:list-level-label-alignment text:label-followed-by="listtab" fo:margin-left="0.2812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5312in" text:min-label-width="0.25in" text:list-level-position-and-space-mode="label-alignment">
          <style:list-level-label-alignment text:label-followed-by="listtab" fo:margin-left="0.7812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0312in" text:min-label-width="0.25in" text:list-level-position-and-space-mode="label-alignment">
          <style:list-level-label-alignment text:label-followed-by="listtab" fo:margin-left="1.2812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5312in" text:min-label-width="0.25in" text:list-level-position-and-space-mode="label-alignment">
          <style:list-level-label-alignment text:label-followed-by="listtab" fo:margin-left="1.7812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0312in" text:min-label-width="0.25in" text:list-level-position-and-space-mode="label-alignment">
          <style:list-level-label-alignment text:label-followed-by="listtab" fo:margin-left="2.2812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5312in" text:min-label-width="0.25in" text:list-level-position-and-space-mode="label-alignment">
          <style:list-level-label-alignment text:label-followed-by="listtab" fo:margin-left="2.7812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0312in" text:min-label-width="0.25in" text:list-level-position-and-space-mode="label-alignment">
          <style:list-level-label-alignment text:label-followed-by="listtab" fo:margin-left="3.2812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5312in" text:min-label-width="0.25in" text:list-level-position-and-space-mode="label-alignment">
          <style:list-level-label-alignment text:label-followed-by="listtab" fo:margin-left="3.7812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0312in" text:min-label-width="0.25in" text:list-level-position-and-space-mode="label-alignment">
          <style:list-level-label-alignment text:label-followed-by="listtab" fo:margin-left="4.2812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.181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1965in"/>
      </style:header-style>
      <style:footer-style>
        <style:header-footer-properties style:dynamic-spacing="true" fo:min-height="0.4923in"/>
      </style:footer-style>
    </style:page-layout>
    <style:style style:name="P8" style:parent-style-name="Normální" style:family="paragraph">
      <style:paragraph-properties>
        <style:tab-stops>
          <style:tab-stop style:type="left" style:position="3.2034in"/>
        </style:tab-stops>
      </style:paragraph-properties>
    </style:style>
    <style:style style:family="graphic" style:name="a0" style:parent-style-name="Graphics">
      <style:graphic-properties fo:border="none" fo:background-color="transparent" style:wrap="parallel" style:wrap-contour="true" style:wrap-contour-mode="outside" style:horizontal-rel="page" style:vertical-rel="page" style:horizontal-pos="from-left" style:vertical-pos="from-top"/>
    </style:style>
  </office:automatic-styles>
  <office:master-styles>
    <style:master-page style:name="MP0" style:page-layout-name="PL0"/>
    <style:master-page style:next-style-name="MP0" style:name="MPF0" style:page-layout-name="PL0">
      <style:header>
        <text:p text:style-name="P8"><draw:frame draw:z-index="251659264" draw:style-name="a0" draw:name="Obrázek 3" text:anchor-type="paragraph" svg:x="0.60833in" svg:y="0.43125in" svg:width="2.28346in" svg:height="0.57087in" style:rel-width="scale" style:rel-height="scale"><draw:image xlink:href="media/image1.png" xlink:type="simple" xlink:show="embed" xlink:actuate="onLoad"/><svg:title/><svg:desc/></draw:frame></text:p>
      </style:header>
      <style:footer>
        <text:p text:style-name="kontakt">Veřejný ochránce práv, Údolní 39, 602 00 Brno, tel.: (+420) 542 542 888, fax: (+420) 542 542 112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meta:initial-creator>Klabačka Ondřej Bc.</meta:initial-creator>
    <dc:creator>Bádrová Pavlína Mgr.</dc:creator>
    <meta:creation-date>2021-07-20T10:03:00Z</meta:creation-date>
    <dc:date>2021-07-20T10:03:00Z</dc:date>
    <meta:print-date>2020-06-16T11:39:00Z</meta:print-date>
    <meta:template xlink:href="Normal" xlink:type="simple"/>
    <meta:editing-cycles>2</meta:editing-cycles>
    <meta:editing-duration>PT0S</meta:editing-duration>
    <meta:user-defined meta:name="ContentTypeId">0x010100D3A71DC738674B4893D02C4CA0E22FAC</meta:user-defined>
    <meta:document-statistic meta:page-count="2" meta:paragraph-count="8" meta:word-count="591" meta:character-count="4073" meta:row-count="29" meta:non-whitespace-character-count="3490"/>
  </office:meta>
</office:document-meta>
</file>